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363a" officeooo:paragraph-rsid="0019363a"/>
    </style:style>
    <style:style style:name="P2" style:family="paragraph" style:parent-style-name="Standard">
      <style:text-properties officeooo:rsid="0019363a" officeooo:paragraph-rsid="001e8657"/>
    </style:style>
    <style:style style:name="P3" style:family="paragraph" style:parent-style-name="Standard">
      <style:text-properties officeooo:rsid="001b0048" officeooo:paragraph-rsid="001b0048"/>
    </style:style>
    <style:style style:name="P4" style:family="paragraph" style:parent-style-name="Standard">
      <style:text-properties officeooo:rsid="001c4a71" officeooo:paragraph-rsid="001c4a71"/>
    </style:style>
    <style:style style:name="P5" style:family="paragraph" style:parent-style-name="Standard">
      <style:text-properties officeooo:rsid="001cc581" officeooo:paragraph-rsid="001cc581"/>
    </style:style>
    <style:style style:name="P6" style:family="paragraph" style:parent-style-name="Standard">
      <style:text-properties officeooo:rsid="001cc5d0" officeooo:paragraph-rsid="001cc5d0"/>
    </style:style>
    <style:style style:name="P7" style:family="paragraph" style:parent-style-name="Standard">
      <style:text-properties officeooo:rsid="001f9c0f" officeooo:paragraph-rsid="001f9c0f"/>
    </style:style>
    <style:style style:name="P8" style:family="paragraph" style:parent-style-name="Standard">
      <style:text-properties officeooo:rsid="001f9c0f" officeooo:paragraph-rsid="0025c3d1"/>
    </style:style>
    <style:style style:name="P9" style:family="paragraph" style:parent-style-name="Standard">
      <style:text-properties officeooo:rsid="002196de" officeooo:paragraph-rsid="002196de"/>
    </style:style>
    <style:style style:name="T1" style:family="text">
      <style:text-properties officeooo:rsid="001e8657"/>
    </style:style>
    <style:style style:name="T2" style:family="text">
      <style:text-properties officeooo:rsid="001fe166"/>
    </style:style>
    <style:style style:name="T3" style:family="text">
      <style:text-properties officeooo:rsid="002196de"/>
    </style:style>
    <style:style style:name="T4" style:family="text">
      <style:text-properties officeooo:rsid="002ce4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reless Commands</text:p>
      <text:p text:style-name="P1"/>
      <text:p text:style-name="P3">Validatation of mac address</text:p>
      <text:p text:style-name="P3"/>
      <text:p text:style-name="P1"><text:s/>re.match("[0-9a-f]{2}([-:]?)[0-9a-f]{2}(\\1[0-9a-f]{2}){4}$", mac.lower()<text:tab/></text:p>
      <text:p text:style-name="P1"/>
      <text:p text:style-name="P4">Validatation of ip address</text:p>
      <text:p text:style-name="P1"><text:s/></text:p>
      <text:p text:style-name="P1">re.match(r'(((^25[0-5]|2[0-4][0-9]|[01]?[0-9]{1,2})\.){3}(25[0-5]|2[0-4][0-9]|[01]?[0-9]{1,2})$)', ip_addr):</text:p>
      <text:p text:style-name="P1"/>
      <text:p text:style-name="P5">Get the wifi interface of rpi</text:p>
      <text:p text:style-name="P7"/>
      <text:p text:style-name="P1"/>
      <text:p text:style-name="P6">Command to the device in AP mode</text:p>
      <text:p text:style-name="P6"/>
      <text:p text:style-name="P2">echo {} | sudo -S iw {} scan | grep "{}"'</text:p>
      <text:p text:style-name="P2"/>
      <text:p text:style-name="P2"/>
      <text:p text:style-name="P2">Verifying RPI Wi-Fi association to the camera</text:p>
      <text:p text:style-name="P2"/>
      <text:p text:style-name="P2">echo {} | sudo -S iwconfig “<text:span text:style-name="T1">interface”</text:span></text:p>
      <text:p text:style-name="P2"/>
      <text:p text:style-name="P2">echo {} | sudo -S killall wpa_supplicant</text:p>
      <text:p text:style-name="P2"/>
      <text:p text:style-name="P2"/>
      <text:p text:style-name="P2">echo {} | sudo -S ifconfig {} down<text:span text:style-name="T3">r</text:span></text:p>
      <text:p text:style-name="P2">echo {} | sudo -S ifconfig {} up</text:p>
      <text:p text:style-name="P7">echo {} | sudo -S ifconfig {} 0.0.0.0</text:p>
      <text:p text:style-name="P7"/>
      <text:p text:style-name="P7">ps -ef | grep "dhclient interface"'</text:p>
      <text:p text:style-name="P7"/>
      <text:p text:style-name="P7">echo {} | sudo -S kill -9 “<text:span text:style-name="T2">process_id”</text:span></text:p>
      <text:p text:style-name="P7"/>
      <text:p text:style-name="P7">echo {} | sudo -S service networking restart</text:p>
      <text:p text:style-name="P7"/>
      <text:p text:style-name="P7">echo {} | sudo -S dhclient -r “<text:span text:style-name="T3">interface”</text:span></text:p>
      <text:p text:style-name="P7"/>
      <text:p text:style-name="P7">echo {} | sudo -S dhclient {}</text:p>
      <text:p text:style-name="P7"/>
      <text:p text:style-name="P7">echo {} | sudo -S ifconfig {}</text:p>
      <text:p text:style-name="P7"/>
      <text:p text:style-name="P7">re.search(r'(\d{1,3}.\d{1,3}.\d{1,3}.\d{1,3})', ifconfig_output)</text:p>
      <text:p text:style-name="P7"/>
      <text:p text:style-name="P7">echo {} | sudo -S touch /tmp/wpa_supplicant.conf'</text:p>
      <text:p text:style-name="P7"/>
      <text:p text:style-name="P7">echo {} | sudo -S wpa_supplicant -i{} -c/tmp/wpa_supplicant.conf -g /tmp/wpa_supplicant -B</text:p>
      <text:p text:style-name="P7"/>
      <text:p text:style-name="P7">echo {} | sudo -S wpa_cli -g /tmp/wpa_supplicant IFNAME={} remove_net all</text:p>
      <text:p text:style-name="P7"/>
      <text:p text:style-name="P7">echo {} | sudo -S wpa_cli -g /tmp/wpa_supplicant IFNAME={} add_net</text:p>
      <text:p text:style-name="P7"/>
      <text:p text:style-name="P7"><text:soft-page-break/>echo {} | sudo -S wpa_cli -g /tmp/wpa_supplicant IFNAME={} set_net 0 ssid \'"{}"\'</text:p>
      <text:p text:style-name="P7"/>
      <text:p text:style-name="P7">echo {} | sudo -S wpa_cli -g /tmp/wpa_supplicant IFNAME={} select_net 0</text:p>
      <text:p text:style-name="P7"/>
      <text:p text:style-name="P7">echo {} | sudo -S iwconfig {} essid "{}"</text:p>
      <text:p text:style-name="P7"/>
      <text:p text:style-name="P7">echo {} | sudo -S nmap -sn 172.19.1.*</text:p>
      <text:p text:style-name="P7"/>
      <text:p text:style-name="P7">nmap_output.split('Nmap scan report')[1].split(self.config['camera']['mac'])[0]</text:p>
      <text:p text:style-name="P7"><text:s text:c="12"/>ip_address = re.search(r'(\d{1,3}.\d{1,3}.\d{1,3}.\d{1,3})', element).group(1).strip()</text:p>
      <text:p text:style-name="P7"/>
      <text:p text:style-name="P7">for i in {}; do cat /dev/null &gt; $i; done'.format(</text:p>
      <text:p text:style-name="P7"><text:s text:c="12"/>path + '*.log')</text:p>
      <text:p text:style-name="P7"/>
      <text:p text:style-name="P7">grep "module" /tmp/camera_info.txt</text:p>
      <text:p text:style-name="P7"/>
      <text:p text:style-name="P7"><text:s/>re.search(r'"module": "(\w+)"', output)</text:p>
      <text:p text:style-name="P7"/>
      <text:p text:style-name="P7"/>
      <text:p text:style-name="P7"/>
      <text:p text:style-name="P9">ftp server start</text:p>
      <text:p text:style-name="P9"/>
      <text:p text:style-name="P7">echo {} | sudo -S /etc/init.d/xinetd stop</text:p>
      <text:p text:style-name="P7"/>
      <text:p text:style-name="P7">echo {} | sudo -S /etc/init.d/xinetd start</text:p>
      <text:p text:style-name="P7"/>
      <text:p text:style-name="P7"/>
      <text:p text:style-name="P7"/>
      <text:p text:style-name="P7">hostapd stop</text:p>
      <text:p text:style-name="P7"/>
      <text:p text:style-name="P7">hostapd conf -i ath0 " + auth + " " + ssid + " " \</text:p>
      <text:p text:style-name="P7">+ channel + " " + psk</text:p>
      <text:p text:style-name="P7"/>
      <text:p text:style-name="P7"/>
      <text:p text:style-name="P7">"hostapd conf -i ath0 " + auth + " " + ssid + " " \</text:p>
      <text:p text:style-name="P7">+ channel</text:p>
      <text:p text:style-name="P7"/>
      <text:p text:style-name="P7"/>
      <text:p text:style-name="P7">hostapd start</text:p>
      <text:p text:style-name="P7"/>
      <text:p text:style-name="P8">"""the function to kill the already running wpa_supplicant and start the new instance</text:p>
      <text:p text:style-name="P8"/>
      <text:p text:style-name="P8"><text:s text:c="4"/>Args:</text:p>
      <text:p text:style-name="P8"><text:s text:c="6"/>data (str): None</text:p>
      <text:p text:style-name="P8"/>
      <text:p text:style-name="P8"><text:s text:c="4"/>Returns:</text:p>
      <text:p text:style-name="P8"><text:s text:c="6"/>bool: True for success, False otherwise.</text:p>
      <text:p text:style-name="P8"><text:s text:c="4"/>"""</text:p>
      <text:p text:style-name="P8"/>
      <text:p text:style-name="P8"/>
      <text:p text:style-name="P8">killall xterm</text:p>
      <text:p text:style-name="P8">rfkill unblock all</text:p>
      <text:p text:style-name="P8"><text:soft-page-break/>ps aux | grep -v grep | grep wpa_supplicant</text:p>
      <text:p text:style-name="P8">killall wpa_supplicant</text:p>
      <text:p text:style-name="P8"/>
      <text:p text:style-name="P8"/>
      <text:p text:style-name="P8"/>
      <text:p text:style-name="P8">"""the function initiates the scan in station</text:p>
      <text:p text:style-name="P8"/>
      <text:p text:style-name="P8"><text:s text:c="4"/>Args:</text:p>
      <text:p text:style-name="P8"><text:s text:c="6"/>data (str): None</text:p>
      <text:p text:style-name="P8"/>
      <text:p text:style-name="P8"><text:s text:c="4"/>Returns:</text:p>
      <text:p text:style-name="P8"><text:s text:c="6"/>bool: True for success, False otherwise.</text:p>
      <text:p text:style-name="P8"><text:s text:c="4"/>"""</text:p>
      <text:p text:style-name="P8"/>
      <text:p text:style-name="P8"/>
      <text:p text:style-name="P8">ifconfig " + DEVICE['interface'] + " up"</text:p>
      <text:p text:style-name="P8">WPACLI + " -i " + DEVICE['interface'] + " scan"</text:p>
      <text:p text:style-name="P8"/>
      <text:p text:style-name="P8"/>
      <text:p text:style-name="P8">WPACLI + " -i " + DEVICE['interface'] + " set_network " +</text:p>
      <text:p text:style-name="P8"><text:s text:c="16"/>param['NETWORK_ID'] + \</text:p>
      <text:p text:style-name="P8"><text:s text:c="16"/>' ssid \\"' + param['SSID'] + '\\"')<text:tab/></text:p>
      <text:p text:style-name="P8"/>
      <text:p text:style-name="P7">"""the function gets the connection informations</text:p>
      <text:p text:style-name="P7"/>
      <text:p text:style-name="P7"><text:s text:c="4"/>Args:</text:p>
      <text:p text:style-name="P7"><text:s text:c="6"/>data (str): None</text:p>
      <text:p text:style-name="P7"/>
      <text:p text:style-name="P7"><text:s text:c="4"/>Returns:</text:p>
      <text:p text:style-name="P7"><text:s text:c="6"/>bool: True for success, False otherwise.</text:p>
      <text:p text:style-name="P7"><text:s text:c="4"/>"""</text:p>
      <text:p text:style-name="P7"/>
      <text:p text:style-name="P7">WPACLI + " -i " + DEVICE['interface'] + " status"</text:p>
      <text:p text:style-name="P7"/>
      <text:p text:style-name="P7">"""the function to check if the connection is successfull</text:p>
      <text:p text:style-name="P7"/>
      <text:p text:style-name="P7"><text:s text:c="4"/>Args:</text:p>
      <text:p text:style-name="P7"><text:s text:c="6"/>data (str): None</text:p>
      <text:p text:style-name="P7"/>
      <text:p text:style-name="P7"><text:s text:c="4"/>Returns:</text:p>
      <text:p text:style-name="P7"><text:s text:c="6"/>bool: True for success, False otherwise.</text:p>
      <text:p text:style-name="P7"><text:s text:c="4"/>"""</text:p>
      <text:p text:style-name="P7"/>
      <text:p text:style-name="P7">WPACLI + " -i " + DEVICE['interface'] + " status"</text:p>
      <text:p text:style-name="P7"/>
      <text:p text:style-name="P7">"""the function to Set static IP to wireless interface</text:p>
      <text:p text:style-name="P7"/>
      <text:p text:style-name="P7"><text:s text:c="4"/>Args:</text:p>
      <text:p text:style-name="P7"><text:s text:c="6"/>ip (str): IP to set for wireless iface</text:p>
      <text:p text:style-name="P7"/>
      <text:p text:style-name="P7"><text:s text:c="4"/>Returns:</text:p>
      <text:p text:style-name="P7"><text:s text:c="6"/>bool: True for success, False otherwise.</text:p>
      <text:p text:style-name="P7"><text:soft-page-break/><text:s text:c="4"/>"""</text:p>
      <text:p text:style-name="P7"/>
      <text:p text:style-name="P7">sudo ifconfig "+iface +" "+ ip + " up"</text:p>
      <text:p text:style-name="P7"/>
      <text:p text:style-name="P7"/>
      <text:p text:style-name="P7">"""the function to set the security in the station</text:p>
      <text:p text:style-name="P7"/>
      <text:p text:style-name="P7"><text:s text:c="4"/>Args:</text:p>
      <text:p text:style-name="P7"><text:s text:c="6"/>data (str): dictionary containing security parameters</text:p>
      <text:p text:style-name="P7"/>
      <text:p text:style-name="P7"><text:s text:c="4"/>Returns:</text:p>
      <text:p text:style-name="P7"><text:s text:c="6"/>bool: Network ID with True for success, False otherwise.</text:p>
      <text:p text:style-name="P7"><text:s text:c="4"/>"""</text:p>
      <text:p text:style-name="P7"/>
      <text:p text:style-name="P7"/>
      <text:p text:style-name="P7">WPACLI + " -i " + DEVICE['interface'] + " remove_cred all")</text:p>
      <text:p text:style-name="P7">WPACLI + " -i" + DEVICE['interface'] + " remove_network all")</text:p>
      <text:p text:style-name="P7">WPACLI + " -i " + DEVICE['interface'] + " add_network",</text:p>
      <text:p text:style-name="P7"/>
      <text:p text:style-name="P7">Method to et AP in different modes </text:p>
      <text:p text:style-name="P7"><text:s text:c="12"/>Args : mode : 11B, 11G, 11NGHT40, 11NGHT40PLUS, 11NGHT20</text:p>
      <text:p text:style-name="P7"><text:s text:c="12"/>Return : Bool - true on success, false otherwise</text:p>
      <text:p text:style-name="P7"/>
      <text:p text:style-name="P7">ifconfig ath0 down</text:p>
      <text:p text:style-name="P7">iwpriv ath0 mode</text:p>
      <text:p text:style-name="P7">ifconfig ath0 up</text:p>
      <text:p text:style-name="P7"/>
      <text:p text:style-name="P7">"""</text:p>
      <text:p text:style-name="P7"><text:s text:c="8"/>Method to configure AP 11n Rates</text:p>
      <text:p text:style-name="P7"><text:s text:c="8"/>Args: Rate :11,54,72.2</text:p>
      <text:p text:style-name="P7"><text:s text:c="8"/>Returns:</text:p>
      <text:p text:style-name="P7"><text:s text:c="8"/>bool: retVal. True for success, False otherwise.</text:p>
      <text:p text:style-name="P7"><text:s text:c="8"/>"""</text:p>
      <text:p text:style-name="P7"/>
      <text:p text:style-name="P7"/>
      <text:p text:style-name="P7">ifconfig ath0 down</text:p>
      <text:p text:style-name="P7">iwpriv ath0 set11NRates</text:p>
      <text:p text:style-name="P7">ifconfig ath0 up</text:p>
      <text:p text:style-name="P7">iwpriv ath0 get11NRates</text:p>
      <text:p text:style-name="P7"/>
      <text:p text:style-name="P7"/>
      <text:p text:style-name="P7"/>
      <text:p text:style-name="P7">echo {} | sudo -S touch “<text:span text:style-name="T4">FILE_NAME”</text:span></text:p>
      <text:p text:style-name="P7">echo {} | sudo -S chmod 0777 “<text:span text:style-name="T4">FILE_NAME”</text:span></text:p>
      <text:p text:style-name="P7">echo /sys/class/net/*/wireless | awk -F'/' '{ print $5 }'"</text:p>
      <text:p text:style-name="P7"/>
      <text:p text:style-name="P7">echo {} | sudo -S rfkill unblock all</text:p>
      <text:p text:style-name="P7">echo {} | sudo -S ifconfig {} down</text:p>
      <text:p text:style-name="P7">echo {} | sudo -S iwconfig {} mode monitor</text:p>
      <text:p text:style-name="P7">echo {} | sudo -S ifconfig {} up</text:p>
      <text:p text:style-name="P7">echo {} | sudo -S iwconfig {} channel {}echo {} | sudo -S tshark -i {} -w {} '.format(</text:p>
      <text:p text:style-name="P7"><text:s text:c="24"/>self.capture_dict['PASSWORD'], interface_name,</text:p>
      <text:p text:style-name="P7"><text:soft-page-break/><text:s text:c="24"/>self.capture_dict['FILE_NAME'])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09:03:07.947612584</meta:creation-date>
    <dc:date>2020-06-30T10:29:47.326821064</dc:date>
    <meta:editing-duration>PT1H16M25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5" meta:paragraph-count="122" meta:word-count="692" meta:character-count="4523" meta:non-whitespace-character-count="3634"/>
  </office:meta>
</office:document-meta>
</file>